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7" style:family="paragraph" style:parent-style-name="Footnote">
      <style:text-properties officeooo:paragraph-rsid="0fda15e0"/>
    </style:style>
    <style:style style:name="P78" style:family="paragraph" style:parent-style-name="Standard">
      <style:text-properties officeooo:paragraph-rsid="0fe106d1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>
      <style:text-properties officeooo:paragraph-rsid="105130c2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paragraph-properties fo:break-before="page"/>
      <style:text-properties officeooo:paragraph-rsid="0b0ddd8e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5" style:family="text">
      <style:text-properties fo:color="#000000" loext:opacity="100%" style:font-name="Liberation Sans" fo:font-size="12pt" style:font-size-asian="12pt" style:font-size-complex="12pt"/>
    </style:style>
    <style:style style:name="T20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9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0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1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9" style:family="text">
      <style:text-properties style:use-window-font-color="true" loext:opacity="0%" style:font-name="Liberation Sans" officeooo:rsid="047da547"/>
    </style:style>
    <style:style style:name="T2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2" style:family="text">
      <style:text-properties style:use-window-font-color="true" loext:opacity="0%" style:font-name="Liberation Sans" fo:font-size="12pt" style:font-size-asian="12pt" style:font-size-complex="12pt"/>
    </style:style>
    <style:style style:name="T273" style:family="text">
      <style:text-properties style:use-window-font-color="true" loext:opacity="0%" style:font-name="Liberation Sans" officeooo:rsid="0efd8e5c"/>
    </style:style>
    <style:style style:name="T27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6" style:family="text">
      <style:text-properties officeooo:rsid="04473353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9" style:family="text">
      <style:text-properties officeooo:rsid="0aace3cd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3" style:family="text">
      <style:text-properties officeooo:rsid="0f0ca65a"/>
    </style:style>
    <style:style style:name="T304" style:family="text">
      <style:text-properties officeooo:rsid="0f8f58bd"/>
    </style:style>
    <style:style style:name="T305" style:family="text">
      <style:text-properties officeooo:rsid="0f95a7a0"/>
    </style:style>
    <style:style style:name="T306" style:family="text">
      <style:text-properties style:text-underline-style="none"/>
    </style:style>
    <style:style style:name="T307" style:family="text">
      <style:text-properties style:font-name="Liberation Mono" fo:font-size="8pt" style:font-size-asian="8pt" style:font-size-complex="8pt" loext:padding="0.049cm" loext:border="0.31pt solid #000000"/>
    </style:style>
    <style:style style:name="T30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5"><text:span text:style-name="Strong_20_Emphasis"><text:span text:style-name="T172">C</text:span></text:span><text:span text:style-name="Strong_20_Emphasis"><text:span text:style-name="T171">hecklist voor </text:span></text:span><text:span text:style-name="Strong_20_Emphasis"><text:span text:style-name="T173">de installatie</text:span></text:span><text:span text:style-name="Strong_20_Emphasis"><text:span text:style-name="T171"> van </text:span>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Strong_20_Emphasis"><text:span text:style-name="T177"><text:user-field-get text:name="Version">24.04</text:user-field-get></text:span></text:span><text:span text:style-name="Strong_20_Emphasis"><text:span text:style-name="T175"><text:note text:id="ftn1" text:note-class="footnote"><text:note-citation>1</text:note-citation><text:note-body><text:p text:style-name="P79"><text:span text:style-name="T289">D</text:span><text:span text:style-name="T280">eze </text:span><text:span text:style-name="Strong_20_Emphasis"><text:span text:style-name="T291"><text:user-field-get text:name="Distro">Ubuntu</text:user-field-get></text:span></text:span><text:span text:style-name="T282"><text:s/></text:span><text:span text:style-name="T292"><text:user-field-get text:name="Version">24.04</text:user-field-get></text:span><text:span text:style-name="T292"><text:s/>Desktop</text:span><text:span text:style-name="T280"> (codenaam </text:span><text:span text:style-name="T288">noble</text:span><text:span text:style-name="T280">) van april</text:span><text:span text:style-name="T283"> </text:span><text:span text:style-name="Strong_20_Emphasis"><text:span text:style-name="T293"><text:user-field-get text:name="Releaseyear">2024</text:user-field-get></text:span></text:span><text:span text:style-name="T284"><text:s/></text:span><text:span text:style-name="T289">is een zogenaamde </text:span><text:span text:style-name="T280">LTS-</text:span><text:span text:style-name="T289">versie</text:span><text:span text:style-name="T280"> </text:span><text:span text:style-name="T289">(</text:span><text:span text:style-name="T280">staat voor Long-Term Support, </text:span><text:span text:style-name="T281">langetermijnondersteuning</text:span><text:span text:style-name="T289">)</text:span><text:span text:style-name="T281"> </text:span><text:span text:style-name="T290">en</text:span><text:span text:style-name="T284"> </text:span><text:span text:style-name="T280">wordt gedurende 5 jaar ondersteund tot april 202</text:span><text:span text:style-name="T288">9</text:span><text:span text:style-name="T280">, en met een </text:span><text:span text:style-name="T287">gratis persoonlijk </text:span><text:span text:style-name="T280">Ubuntu </text:span><text:span text:style-name="T285">P</text:span><text:span text:style-name="T280">ro-abonnement gedurende 1</text:span><text:span text:style-name="T286">0</text:span><text:span text:style-name="T280"> jaar tot april 203</text:span><text:span text:style-name="T288">4</text:span><text:span text:style-name="T280">.</text:span></text:p></text:note-body></text:note></text:span></text:span><text:span text:style-name="Strong_20_Emphasis"><text:span text:style-name="T176"><text:s/></text:span></text:span><text:span text:style-name="Strong_20_Emphasis"><text:span text:style-name="T178">Desktop</text:span></text:span><text:span text:style-name="Strong_20_Emphasis"><text:span text:style-name="T17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3">ONDERSTREEPTE</text:span></text:span><text:span text:style-name="T1"> </text:span><text:span text:style-name="T16">woorden</text:span><text:span text:style-name="T15"> het</text:span><text:span text:style-name="Strong_20_Emphasis"><text:span text:style-name="T221"> </text:span></text:span><text:span text:style-name="Strong_20_Emphasis"><text:span text:style-name="T222">tekstvak</text:span></text:span><text:span text:style-name="T16"> </text:span><text:span text:style-name="T19">in,</text:span><text:span text:style-name="T16"> </text:span><text:span text:style-name="T239">zie </text:span><text:span text:style-name="T273">[</text:span><text:span text:style-name="T239">toelichting</text:span><text:span text:style-name="T273">]</text:span><text:span text:style-name="T16">:</text:span></text:p>
      <text:p text:style-name="P2"><text:span text:style-name="Definition"><text:span text:style-name="T23">GEBRUIKER</text:span></text:span><text:span text:style-name="T247"><text:tab/><text:tab/></text:span><text:span text:style-name="T272"> <text:tab/><text:tab/></text:span><text:span text:style-name="T248"><draw:control text:anchor-type="as-char" svg:y="-0.4cm" draw:z-index="12" draw:name="Gebruiker 2" draw:style-name="gr2" draw:text-style-name="P93" svg:width="6.4cm" svg:height="0.6cm" draw:control="control11"><svg:title>Gebruiker</svg:title><svg:desc>Volledige naam, bijv. Jan Stek</svg:desc></draw:control></text:span><text:span text:style-name="T248"><text:tab/> <text:s text:c="2"/></text:span><text:span text:style-name="T249">[</text:span><text:span text:style-name="T250">N</text:span><text:span text:style-name="T242">aam, bijv. </text:span><text:span text:style-name="T243">J</text:span><text:span text:style-name="T270">a</text:span><text:span text:style-name="T243">n </text:span><text:span text:style-name="T270">Jansen</text:span><text:span text:style-name="T271">]</text:span></text:p>
      <text:p text:style-name="P78"><text:span text:style-name="Definition"><text:span text:style-name="T241">g</text:span></text:span><text:span text:style-name="Definition">ebruikersnaam</text:span><text:span text:style-name="Definition"><text:span text:style-name="T306"><text:tab/></text:span></text:span><text:span text:style-name="T240"><draw:control text:anchor-type="as-char" svg:y="-0.4cm" draw:z-index="13" draw:name="Gberuikersnaam 3" draw:style-name="gr2" draw:text-style-name="P93" svg:width="6.4cm" svg:height="0.6cm" draw:control="control12"><svg:title>Gebruikersnaam</svg:title><svg:desc>Korte naam, bijv. jan</svg:desc></draw:control></text:span><text:span text:style-name="T240"><text:tab/> <text:s text:c="2"/></text:span><text:span text:style-name="T7">[</text:span><text:span text:style-name="T8">Gebruikers</text:span><text:span text:style-name="T6">naam, bijv. </text:span><text:span text:style-name="T184">j</text:span><text:span text:style-name="T185">a</text:span><text:span text:style-name="T184">n</text:span><text:span text:style-name="T186">]</text:span></text:p>
      <text:p text:style-name="P2"><text:span text:style-name="Definition">COMPUTERNAAM</text:span><text:span text:style-name="T252"><text:tab/><text:tab/></text:span><draw:control text:anchor-type="as-char" svg:y="-0.4cm" draw:z-index="14" draw:name="Computernaam 1" draw:style-name="gr2" draw:text-style-name="P93" svg:width="6.4cm" svg:height="0.6cm" draw:control="control13"><svg:title>Computernaam</svg:title><svg:desc>Unieke naam van de computer</svg:desc></draw:control><text:tab/> <text:s text:c="2"/><text:span text:style-name="T257">[</text:span><text:span text:style-name="T258">N</text:span><text:span text:style-name="T253">aam van de compute</text:span><text:span text:style-name="T254">r, </text:span><text:span text:style-name="T255">bijv. </text:span><text:span text:style-name="T256">pc02</text:span><text:span text:style-name="T257">]</text:span></text:p>
      <text:p text:style-name="P2"><text:span text:style-name="Definition"><text:span text:style-name="T260">GEBRUIKER</text:span></text:span><text:span text:style-name="Definition"><text:span text:style-name="T264"><text:tab/></text:span></text:span><text:span text:style-name="T259"><text:tab/></text:span><text:span text:style-name="T272"> <text:tab/><text:tab/></text:span><text:span text:style-name="T248"><draw:control text:anchor-type="as-char" svg:y="-0.4cm" draw:z-index="15" draw:name="Gebruiker 3" draw:style-name="gr2" draw:text-style-name="P93" svg:width="6.4cm" svg:height="0.6cm" draw:control="control14"><svg:title>Gebruiker</svg:title><svg:desc>Volledige naam, bijv. Jan Stek</svg:desc></draw:control></text:span><text:span text:style-name="T248"><text:tab/> <text:s text:c="2"/></text:span><text:span text:style-name="T249">[</text:span><text:span text:style-name="T251">N</text:span><text:span text:style-name="T242">aam </text:span><text:span text:style-name="T246">evt. 2</text:span><text:span text:style-name="T274">e</text:span><text:span text:style-name="T244"> gebruiker</text:span><text:span text:style-name="T245">]</text:span></text:p>
      <text:p text:style-name="P84"><text:span text:style-name="Definition"><text:span text:style-name="T260">GEBRUIKERSN</text:span></text:span><text:span text:style-name="Definition"><text:span text:style-name="T261">aa</text:span></text:span><text:span text:style-name="Definition"><text:span text:style-name="T260">M</text:span></text:span><text:span text:style-name="Definition"><text:span text:style-name="T264"><text:tab/></text:span></text:span><text:span text:style-name="T240"><draw:control text:anchor-type="as-char" svg:y="-0.4cm" draw:z-index="16" draw:name="Gberuikersnaam 4" draw:style-name="gr2" draw:text-style-name="P93" svg:width="6.4cm" svg:height="0.6cm" draw:control="control15"><svg:title>Gebruikersnaam</svg:title><svg:desc>Korte naam, bijv. jan</svg:desc></draw:control></text:span><text:span text:style-name="T240"><text:tab/> <text:s text:c="2"/></text:span><text:span text:style-name="T262">[</text:span><text:span text:style-name="T263">Gebruikers</text:span><text:span text:style-name="T262">naam</text:span><text:span text:style-name="T265"> </text:span><text:span text:style-name="T266">e</text:span><text:span text:style-name="T267">vt. 2</text:span><text:span text:style-name="T275">e</text:span><text:span text:style-name="T267"> </text:span><text:span text:style-name="T268">gebruiker</text:span><text:span text:style-name="T269">]</text:span></text:p>
      <text:p text:style-name="P1"><text:span text:style-name="T187">Vervang </text:span><text:span text:style-name="T194">de</text:span><text:span text:style-name="T187"> </text:span><text:span text:style-name="Definition"><text:span text:style-name="T24">ONDERSTREEPTE</text:span></text:span><text:span text:style-name="T187"> </text:span><text:span text:style-name="T188">woorden </text:span><text:span text:style-name="T187">in deze checklist door </text:span><text:span text:style-name="T194">d</text:span><text:span text:style-name="T195">i</text:span><text:span text:style-name="T194">e </text:span><text:span text:style-name="T193">in </text:span><text:span text:style-name="T195">het</text:span><text:span text:style-name="Strong_20_Emphasis"><text:span text:style-name="T62"> </text:span></text:span><text:span text:style-name="Strong_20_Emphasis"><text:span text:style-name="T81">tekstvak</text:span></text:span><text:span text:style-name="T187">.</text:span></text:p>
      <text:p text:style-name="P40"/>
      <text:p text:style-name="P40"/>
      <text:p text:style-name="P3"><text:span text:style-name="T199">Nog niet op Linux?</text:span><text:span text:style-name="T189"><text:tab/></text:span><text:span text:style-name="Strong_20_Emphasis"><text:span text:style-name="T85"><draw:control text:anchor-type="as-char" draw:z-index="17" draw:name="Vorm3" draw:style-name="gr1" draw:text-style-name="P92" svg:width="0.35cm" svg:height="0.35cm" draw:control="control16"/></text:span></text:span><text:span text:style-name="T196"><text:tab/></text:span><text:span text:style-name="T197">G</text:span><text:span text:style-name="T190">ebruik </text:span><text:span text:style-name="Strong_20_Emphasis"><text:span text:style-name="T200">Checklist </text:span></text:span><text:span text:style-name="Strong_20_Emphasis"><text:span text:style-name="T201">overzetten</text:span></text:span><text:span text:style-name="T19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1"> onder </text:span><text:span text:style-name="T198">Linux</text:span><text:span text:style-name="T192">.</text:span></text:p>
      <text:p text:style-name="P39"><text:span text:style-name="T161">Nieuwe installatie?</text:span><text:span text:style-name="T157"><text:tab/></text:span><text:span text:style-name="Strong_20_Emphasis"><text:span text:style-name="T84"><draw:control text:anchor-type="as-char" draw:z-index="18" draw:name="Vorm 2" draw:style-name="gr1" draw:text-style-name="P92" svg:width="0.35cm" svg:height="0.35cm" draw:control="control17"/></text:span></text:span><text:span text:style-name="T160"><text:tab/></text:span><text:span text:style-name="T159">B</text:span><text:span text:style-name="T157">egin bij hoofdstuk </text:span><text:span text:style-name="T161"><text:bookmark-ref text:reference-format="page" text:ref-name="__RefNumPara__4009_1271708128">2</text:bookmark-ref></text:span><text:span text:style-name="T157"><text:s text:c="2"/></text:span><text:span text:style-name="T162"><text:bookmark-ref text:reference-format="text" text:ref-name="__RefNumPara__4009_1271708128">Installatie uitvoeren</text:bookmark-ref></text:span><text:span text:style-name="T158">.</text:span></text:p>
      <text:p text:style-name="P22"/>
      <text:p text:style-name="P22"/>
      <text:list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5" draw:name="Vorm3_0" draw:style-name="gr1" draw:text-style-name="P9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8" draw:name="Vorm3_ 2" draw:style-name="gr1" draw:text-style-name="P9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6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301">gebruiker</text:span></text:span><text:span text:style-name="User_20_Entry"><text:span text:style-name="T127">s</text:span></text:span><text:span text:style-name="User_20_Entry"><text:span text:style-name="T136">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9" draw:name="Vorm4" draw:style-name="gr1" draw:text-style-name="P92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1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2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0"><text:span text:style-name="T156">D</text:span>e <text:span text:style-name="T307">Super</text:span>-toets <text:span text:style-name="T211">is de Windows-toets, Command-toets </text:span><text:span text:style-name="T212">(Apple)</text:span><text:span text:style-name="T211">, of Vergrootglas-toets </text:span><text:span text:style-name="T212">(Chromebook)</text:span><text:span text:style-name="T211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2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0"><text:span text:style-name="User_20_Entry"><text:span text:style-name="T26">wget karelzimmer.nl/</text:span></text:span><text:span text:style-name="User_20_Entry"><text:span text:style-name="T155">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0"><text:span text:style-name="User_20_Entry"><text:span text:style-name="T26">bash </text:span></text:span><text:span text:style-name="User_20_Entry"><text:span text:style-name="T155">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20" draw:name="Vorm 3" draw:style-name="gr1" draw:text-style-name="P92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21" draw:name="Vorm 4" draw:style-name="gr1" draw:text-style-name="P92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2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6">1</text:span></text:span><text:span text:style-name="Strong_20_Emphasis"><text:span text:style-name="T89"> </text:span></text:span><text:span text:style-name="Strong_20_Emphasis"><text:span text:style-name="T90">In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02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5"><draw:control text:anchor-type="as-char" draw:z-index="2" draw:name="Vorm9" draw:style-name="gr1" draw:text-style-name="P9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205">Start de computer op vanaf</text:span><text:span text:style-name="T205"><text:note text:id="ftn4" text:note-class="footnote"><text:note-citation>1</text:note-citation><text:note-body><text:p text:style-name="P77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Definition"><text:span text:style-name="T143">Veelgebruikte toetsen:</text:span></text:span><text:span text:style-name="Definition"><text:span text:style-name="T144"> </text:span></text:span><text:span text:style-name="User_20_Entry"><text:span text:style-name="T154">Esc</text:span></text:span><text:span text:style-name="User_20_Entry"><text:span text:style-name="T147">,</text:span></text:span><text:span text:style-name="Definition"><text:span text:style-name="T144"> </text:span></text:span><text:span text:style-name="User_20_Entry"><text:span text:style-name="T154">Delete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2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9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0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1</text:span></text:span><text:span text:style-name="User_20_Entry"><text:span text:style-name="T148">,</text:span></text:span><text:span text:style-name="Definition"><text:span text:style-name="T144"> </text:span></text:span><text:span text:style-name="Definition"><text:span text:style-name="T145">o</text:span></text:span><text:span text:style-name="Definition"><text:span text:style-name="T146">f</text:span></text:span><text:span text:style-name="Definition"><text:span text:style-name="T144"> </text:span></text:span><text:span text:style-name="User_20_Entry"><text:span text:style-name="T154">F12</text:span></text:span><text:span text:style-name="User_20_Entry"><text:span text:style-name="T148">.</text:span></text:span></text:p></text:note-body></text:note></text:span><text:span text:style-name="T205"> </text:span><text:span text:style-name="T209">een </text:span><text:span text:style-name="Strong_20_Emphasis"><text:span text:style-name="T181"><text:user-field-get text:name="Distro">Ubuntu</text:user-field-get></text:span></text:span><text:span text:style-name="T204"><text:s/></text:span><text:span text:style-name="T182"><text:user-field-get text:name="Version">24.04</text:user-field-get></text:span><text:span text:style-name="T182"><text:s/></text:span><text:span text:style-name="Strong_20_Emphasis"><text:span text:style-name="T183">Desktop</text:span></text:span><text:span text:style-name="Strong_20_Emphasis"><text:span text:style-name="T109"> </text:span></text:span><text:span text:style-name="Strong_20_Emphasis"><text:span text:style-name="T110">L</text:span></text:span><text:span text:style-name="T111">ive</text:span><text:span text:style-name="T111"><text:note text:id="ftn5" text:note-class="footnote"><text:note-citation>2</text:note-citation><text:note-body><text:p text:style-name="P67"><text:span text:style-name="T276">Vanaf ee</text:span>n <text:span text:style-name="T305">L</text:span>ive <text:span text:style-name="T304">USB</text:span><text:span text:style-name="T279">-stick</text:span><text:span text:style-name="T21"> </text:span>kunt <text:span text:style-name="T276">u opstarten en</text:span> <text:span text:style-name="T17">met </text:span>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werken zonder enige bestanden op de harde schijf te wijzigen en maakt ook installatie van <text:span text:style-name="Strong_20_Emphasis"><text:span text:style-name="T213"><text:user-field-get text:name="Distro">Ubuntu</text:user-field-get></text:span></text:span><text:span text:style-name="Strong_20_Emphasis"><text:span text:style-name="T213"><text:s/></text:span></text:span>mogelijk.</text:p></text:note-body></text:note></text:span><text:span text:style-name="T111"> </text:span><text:span text:style-name="T114">USB</text:span><text:span text:style-name="T112">-stick</text:span><text:span text:style-name="T112"><text:note text:id="ftn6" text:note-class="footnote"><text:note-citation>3</text:note-citation><text:note-body><text:p text:style-name="P82"><text:span text:style-name="Strong_20_Emphasis"><text:span text:style-name="T126">Maak een opstartbare USB-stick</text:span></text:span><text:span text:style-name="Strong_20_Emphasis"><text:span text:style-name="T122">:<text:line-break/></text:span></text:span><text:span text:style-name="Strong_20_Emphasis"><text:span text:style-name="T117">Download </text:span></text:span><text:span text:style-name="Strong_20_Emphasis"><text:span text:style-name="T118">een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Desktop </text:span></text:span><text:span text:style-name="Strong_20_Emphasis"><text:span text:style-name="T128"><text:user-field-get text:name="Version">24.04</text:user-field-get></text:span></text:span><text:span text:style-name="Strong_20_Emphasis"><text:span text:style-name="T128"><text:s/></text:span></text:span><text:span text:style-name="Strong_20_Emphasis"><text:span text:style-name="T130">LTS </text:span></text:span><text:span text:style-name="Strong_20_Emphasis"><text:span text:style-name="T123">CD</text:span></text:span><text:span text:style-name="Strong_20_Emphasis"><text:span text:style-name="T125">-beeldbestand</text:span></text:span><text:span text:style-name="Strong_20_Emphasis"><text:span text:style-name="T119"> </text:span></text:span><text:span text:style-name="Strong_20_Emphasis"><text:span text:style-name="T120">(.iso) </text:span></text:span><text:span text:style-name="Strong_20_Emphasis"><text:span text:style-name="T119">vanaf </text:span></text:span><text:a xlink:type="simple" xlink:href="https://ubuntu.com/download" text:style-name="Internet_20_link" text:visited-style-name="Visited_20_Internet_20_Link"><text:span text:style-name="Strong_20_Emphasis"><text:span text:style-name="T278">ubuntu.com/download</text:span></text:span></text:a><text:span text:style-name="Strong_20_Emphasis"><text:span text:style-name="T119">.</text:span></text:span><text:span text:style-name="Strong_20_Emphasis"><text:span text:style-name="T121"><text:line-break/>De </text:span></text:span><text:span text:style-name="Strong_20_Emphasis"><text:span text:style-name="T124">ver</text:span></text:span><text:span text:style-name="Strong_20_Emphasis"><text:span text:style-name="T121">volgstappen staan beschreven in </text:span></text:span><text:span text:style-name="Strong_20_Emphasis"><text:span text:style-name="T129">Linux informatie</text:span></text:span><text:span text:style-name="Strong_20_Emphasis"><text:span text:style-name="T121">, te vinden op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21">, onder </text:span></text:span><text:span text:style-name="Strong_20_Emphasis"><text:span text:style-name="T129">Linux</text:span></text:span><text:span text:style-name="Strong_20_Emphasis"><text:span text:style-name="T121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101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16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installatie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5"><draw:control text:anchor-type="as-char" draw:z-index="7" draw:name="Vorm 6" draw:style-name="gr1" draw:text-style-name="P9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206">Kies</text:span><text:span text:style-name="T207"> </text:span><text:span text:style-name="T210">Nederlands</text:span><text:span text:style-name="T207"> en klik</text:span><text:span text:style-name="T208"> </text:span><text:span text:style-name="T207">op</text:span><text:span text:style-name="T206"> </text:span><text:span text:style-name="T203">Next</text:span><text:span text:style-name="T206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6" draw:name="Vorm 10" draw:style-name="gr1" draw:text-style-name="P92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1">Bij</text:span><text:span text:style-name="T224"> </text:span><text:span text:style-name="Strong_20_Emphasis"><text:span text:style-name="T234">Kies uw toetsenbordindeling</text:span></text:span><text:span text:style-name="T224">: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81">Kies <text:span text:style-name="T308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7" draw:name="Vorm 11" draw:style-name="gr1" draw:text-style-name="P92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10"><text:span text:style-name="T231">Bij</text:span><text:span text:style-name="T224"> </text:span><text:span text:style-name="Strong_20_Emphasis"><text:span text:style-name="T235">What apps would you like to install to start with?</text:span></text:span><text:span text:style-name="Strong_20_Emphasis"><text:span text:style-name="T220"> kies </text:span></text:span><text:span text:style-name="Strong_20_Emphasis"><text:span text:style-name="T235">Extended selection</text:span></text:span><text:span text:style-name="Strong_20_Emphasis"><text:span text:style-name="T220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6" draw:name="Vorm 1" draw:style-name="gr1" draw:text-style-name="P92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31">Bij</text:span><text:span text:style-name="T224"> </text:span><text:span text:style-name="Strong_20_Emphasis"><text:span text:style-name="T232">Create your account</text:span></text:span><text:span text:style-name="T224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30">V</text:span><text:span text:style-name="T225">ul </text:span><text:span text:style-name="T226">in </text:span><text:span text:style-name="Strong_20_Emphasis"><text:span text:style-name="T232">Your</text:span></text:span><text:span text:style-name="Strong_20_Emphasis"><text:span text:style-name="T227"> n</text:span></text:span><text:span text:style-name="Strong_20_Emphasis"><text:span text:style-name="T228">am</text:span></text:span><text:span text:style-name="Strong_20_Emphasis"><text:span text:style-name="T232">e</text:span></text:span><text:span text:style-name="Strong_20_Emphasis"><text:span text:style-name="T216"> </text:span></text:span><text:span text:style-name="Definition"><text:span text:style-name="T4">gebruiker</text:span></text:span><text:span text:style-name="Strong_20_Emphasis"><text:span text:style-name="T217">, <text:line-break/></text:span></text:span><text:span text:style-name="Strong_20_Emphasis"><text:span text:style-name="T232">You</text:span></text:span><text:span text:style-name="Strong_20_Emphasis"><text:span text:style-name="T238">r</text:span></text:span><text:span text:style-name="Strong_20_Emphasis"><text:span text:style-name="T227"> </text:span></text:span><text:span text:style-name="Strong_20_Emphasis"><text:span text:style-name="T229">computer</text:span></text:span><text:span text:style-name="Strong_20_Emphasis"><text:span text:style-name="T237">'s </text:span></text:span><text:span text:style-name="Strong_20_Emphasis"><text:span text:style-name="T236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6">,<text:line-break/></text:span></text:span><text:span text:style-name="Strong_20_Emphasis"><text:span text:style-name="T233">Your username</text:span></text:span><text:span text:style-name="Strong_20_Emphasis"><text:span text:style-name="T216"> </text:span></text:span><text:span text:style-name="Definition"><text:span text:style-name="T4">gebruikersnaam</text:span></text:span><text:span text:style-name="Strong_20_Emphasis"><text:span text:style-name="T216">, </text:span></text:span><text:span text:style-name="Strong_20_Emphasis"><text:span text:style-name="T219">en</text:span></text:span><text:span text:style-name="Strong_20_Emphasis"><text:span text:style-name="T216"><text:line-break/></text:span></text:span><text:span text:style-name="Strong_20_Emphasis"><text:span text:style-name="T218">g</text:span></text:span><text:span text:style-name="Strong_20_Emphasis"><text:span text:style-name="T215">eef tweemaal een </text:span></text:span><text:span text:style-name="Strong_20_Emphasis"><text:span text:style-name="T223">wachtwoord</text:span></text:span><text:span text:style-name="Strong_20_Emphasis"><text:span text:style-name="T215">.</text:span></text:span></text:p>
          </table:table-cell>
        </table:table-row>
      </table:table>
      <text:p text:style-name="P43"><text:span text:style-name="Strong_20_Emphasis"><text:span text:style-name="T87"/></text:span></text:p>
      <text:list text:continue-numbering="true" text:style-name="L1">
        <text:list-item>
          <text:p text:style-name="P86"><text:span text:style-name="Strong_20_Emphasis"><text:span text:style-name="T102">Installatie </text:span></text:span><text:span text:style-name="Strong_20_Emphasis"><text:span text:style-name="T103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5"><draw:control text:anchor-type="as-char" draw:z-index="3" draw:name="Vorm24" draw:style-name="gr1" draw:text-style-name="P9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88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84"><draw:control text:anchor-type="as-char" draw:z-index="10" draw:name="Vorm13_1" draw:style-name="gr1" draw:text-style-name="P92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2" draw:name="Vorm 5" draw:style-name="gr1" draw:text-style-name="P92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69">De </text:span><text:span text:style-name="T214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4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0"><text:span text:style-name="User_20_Entry"><text:span text:style-name="T26">wget karelzimmer.nl/</text:span></text:span><text:span text:style-name="User_20_Entry"><text:span text:style-name="T155">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0"><text:span text:style-name="User_20_Entry"><text:span text:style-name="T26">bash </text:span></text:span><text:span text:style-name="User_20_Entry"><text:span text:style-name="T155">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3" draw:name="Vorm 7" draw:style-name="gr1" draw:text-style-name="P92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5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3</text:span></text:span><text:span text:style-name="Strong_20_Emphasis"><text:span text:style-name="T91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4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4" draw:name="Vorm40_0" draw:style-name="gr1" draw:text-style-name="P92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9" draw:name="Vorm40_ 1" draw:style-name="gr1" draw:text-style-name="P92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49">E</text:span></text:span><text:span text:style-name="User_20_Entry"><text:span text:style-name="T151">ventuele extra </text:span></text:span><text:span text:style-name="Definition"><text:span text:style-name="T302">gebruiker</text:span></text:span><text:span text:style-name="User_20_Entry"><text:span text:style-name="T150">s</text:span></text:span><text:span text:style-name="User_20_Entry"><text:span text:style-name="T151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84"><draw:control text:anchor-type="as-char" draw:z-index="11" draw:name="Vorm13_ 1" draw:style-name="gr1" draw:text-style-name="P92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4" draw:name="Vorm 8" draw:style-name="gr1" draw:text-style-name="P92" svg:width="0.35cm" svg:height="0.35cm" draw:control="control23"/></text:span></text:span></text:p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5" draw:name="Vorm 9" draw:style-name="gr1" draw:text-style-name="P92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69">De </text:span><text:span text:style-name="T214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4</text:span></text:span><text:span text:style-name="Strong_20_Emphasis"><text:span text:style-name="T91"> </text:span></text:span><text:span text:style-name="Strong_20_Emphasis"><text:span text:style-name="T8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7"/>
      <text:p text:style-name="P38"><text:span text:style-name="T163">E</text:span><text:span text:style-name="T164">inde c</text:span><text:span text:style-name="T165">hecklist, </text:span><text:span text:style-name="T166">d</text:span><text:span text:style-name="T165">e installatie van </text:span><text:span text:style-name="Strong_20_Emphasis"><text:span text:style-name="T179"><text:user-field-get text:name="Distro">Ubuntu</text:user-field-get></text:span></text:span><text:span text:style-name="T167"><text:s/></text:span><text:span text:style-name="T168"><text:user-field-get text:name="Version">24.04</text:user-field-get></text:span><text:span text:style-name="T168"><text:s/></text:span><text:span text:style-name="Strong_20_Emphasis"><text:span text:style-name="T180">Desktop</text:span></text:span><text:span text:style-name="Strong_20_Emphasis"><text:span text:style-name="T108"> </text:span></text:span><text:span text:style-name="T165">is voltooid.</text:span></text:p>
      <text:p text:style-name="P8"/>
      <text:list text:style-name="L2">
        <text:list-header>
          <text:p text:style-name="P90"><text:span text:style-name="Emphasis"><text:span text:style-name="T29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7">.</text:span></text:span></text:p>
          <text:p text:style-name="P91"><text:span text:style-name="Emphasis"><text:span text:style-name="T300">Licentie </text:span></text:span><text:span text:style-name="Emphasis"><text:span text:style-name="T297">C</text:span></text:span><text:span text:style-name="Emphasis"><text:span text:style-name="T298">C0</text:span></text:span><text:span text:style-name="Emphasis"><text:span text:style-name="T297"> 1.0</text:span></text:span><text:span text:style-name="Emphasis"><text:span text:style-name="T297"> </text:span></text:span><text:span text:style-name="Emphasis"><text:span text:style-name="T29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4"><text:s/></text:span></text:span><text:span text:style-name="Emphasis"><text:span text:style-name="T29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7-21T19:23:15.066552143">21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3:14.910671048</dc:date>
    <meta:keyword>Installatie</meta:keyword>
    <meta:keyword>Checklist</meta:keyword>
    <meta:keyword>Linux</meta:keyword>
    <meta:editing-cycles>6909</meta:editing-cycles>
    <meta:editing-duration>P12DT8H55M47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09" meta:character-count="3631" meta:non-whitespace-character-count="3151"/>
    <meta:user-defined meta:name="Info 1"/>
    <meta:user-defined meta:name="Info 2"/>
    <meta:user-defined meta:name="Info 3"/>
    <meta:user-defined meta:name="Info 4"/>
  </office:meta>
</office:document-meta>
</file>